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Standard">
      <style:text-properties fo:font-variant="normal" fo:text-transform="none" fo:color="#000000" style:text-line-through-style="solid" style:font-name="Verdana" fo:font-size="9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7"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8" style:family="paragraph" style:parent-style-name="Text_20_body">
      <style:paragraph-properties fo:margin-left="0cm" fo:margin-right="0cm" style:line-height-at-least="0.476cm" fo:text-indent="0cm" style:auto-text-indent="false"/>
      <style:text-properties style:text-line-through-style="solid"/>
    </style:style>
    <style:style style:name="P9"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1"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solid" style:font-name="Verdana" fo:font-size="9pt" fo:letter-spacing="normal" fo:font-style="normal" fo:font-weight="normal"/>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5"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7"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18" style:family="paragraph" style:parent-style-name="Table_20_Contents">
      <style:text-properties fo:color="#000000" style:text-line-through-style="solid" style:font-name="Verdana" fo:font-size="8.25pt" fo:font-weight="bold"/>
    </style:style>
    <style:style style:name="P19" style:family="paragraph" style:parent-style-name="Table_20_Contents">
      <style:paragraph-properties fo:padding="0.049cm" fo:border="0.002cm solid #d1d7dc"/>
      <style:text-properties fo:color="#006600" style:text-line-through-style="solid" style:font-name="Courier" fo:font-size="8.25pt"/>
    </style:style>
    <style:style style:name="P20" style:family="paragraph" style:parent-style-name="Text_20_body" style:list-style-name="L1">
      <style:paragraph-properties fo:margin-left="0cm" fo:margin-right="0cm" fo:margin-top="0cm" fo:margin-bottom="0cm" fo:text-indent="0cm" style:auto-text-indent="false" fo:padding="0cm" fo:border="none"/>
    </style:style>
    <style:style style:name="P21"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2" style:family="paragraph" style:parent-style-name="Text_20_body" style:list-style-name="L1">
      <style:paragraph-properties fo:margin-top="0cm" fo:margin-bottom="0cm" fo:padding="0cm" fo:border="none"/>
    </style:style>
    <style:style style:name="P23"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4"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3"><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3">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7" text:outline-level="3">15a. Consider page numbers and curly quotes.</text:h>
      <text:p text:style-name="P7">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7">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3"><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7"><text:soft-page-break/><text:span text:style-name="T9">WARNING</text:span> - Before you start</text:p>
      <text:p text:style-name="P7">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7">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7">End of <text:span text:style-name="T9">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3"><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2"><text:s text:c="4"/>It is preferable for the source line-breaks to match the book; however HTML poetry markup won't work unless /P..P/ sections have been rewrapped. If the book has much poetry, rewrap it all; else select and rewrap poetry sections individually.</text:p>
      <text:p text:style-name="P2"><text:s text:c="4"/>Don't remove the rewrap markers. These are needed for generation of proper HTML.</text:p>
      <text:p text:style-name="P1"><text:s/><text:span text:style-name="T13"><text:s text:c="3"/>Open the HTML Palette and set optional switches as desired.</text:span></text:p>
      <text:p text:style-name="P2"><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2"><text:soft-page-break/>H3 section headings? Run-in headings?</text:p>
      <text:p text:style-name="P5">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11"><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8"><text:span text:style-name="T6">You might want to tweak font-sizes, paddings, etc. </text:span> </text:p>
      <text:p text:style-name="P2">Changing section headings to h3:</text:p>
      <text:p text:style-name="P2"><text:tab/>search<text:tab/><text:tab/>\n\n\n&lt;p&gt;(.*?)&lt;/p&gt;\n?</text:p>
      <text:p text:style-name="P2"><text:tab/>replace<text:tab/><text:tab/>\n\n\n&lt;h3&gt;$1&lt;/h3&gt;</text:p>
      <text:p text:style-name="P2"/>
      <text:p text:style-name="P2">Runin headings</text:p>
      <text:p text:style-name="P2"><text:tab/>search<text:tab/><text:tab/>\n\n\n&lt;p&gt;(([\s\S]*?)&amp;mdash;?)([\s\S]*?)&lt;/p&gt;</text:p>
      <text:p text:style-name="P2"><text:tab/>replace<text:tab/><text:tab/>\n\n\n&lt;div&gt;\n&lt;h3 class="runin"&gt;$1&lt;/h3&gt;\n&lt;p class="runin"&gt;$3&lt;/p&gt;\n&lt;/div&gt;</text:p>
      <text:p text:style-name="P2"/>
      <text:p text:style-name="P1"><text:span text:style-name="T13">**Change Index to a chapter heading </text:span><text:s text:c="7"/></text:p>
      <text:p text:style-name="P2">Search and repair $1</text:p>
      <text:p text:style-name="P2">Front matter</text:p>
      <text:p text:style-name="P2">End matter.</text:p>
      <text:p text:style-name="P1"><text:s text:c="8"/><text:span text:style-name="T13">Tables</text:span>.</text:p>
      <text:p text:style-name="P1"><text:s text:c="8"/><text:span text:style-name="T13">Tables of Contents</text:span> <text:span text:style-name="T13">and Indexes, which are best formatted using unsigned lists, rather than the markup Guiguts generates for /$..$/. http://www.pgdp.net/wiki/User:Windymilla/Tables_for_ToCs</text:span></text:p>
      <text:p text:style-name="P1"><text:s text:c="8"/><text:span text:style-name="T13">Illustrations</text:span>. </text:p>
      <text:p text:style-name="P1">Check outline for heading levels</text:p>
      <text:p text:style-name="P1">Alter CSS for style of book</text:p>
      <text:p text:style-name="P1"/>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7">21. Prepare HTML Edition (4-? hr.)</text:span></text:p>
      <text:list xml:id="list685069300223437340" text:style-name="L1">
        <text:list-item>
          <text:p text:style-name="P20"><text:span text:style-name="T4">Open </text:span><text:span text:style-name="T5">bookname</text:span><text:span text:style-name="Teletype"><text:span text:style-name="T4">.html</text:span></text:span><text:span text:style-name="T4"> that was saved in step 16.</text:span></text:p>
        </text:list-item>
        <text:list-item>
          <text:p text:style-name="P22"><text:soft-page-break/><text:span text:style-name="T4">If you will insert visible page numbers or anchors at page boundaries, then configure </text:span><text:span text:style-name="T4">the</text:span><text:a xlink:type="simple" xlink:href="http://www.pgdp.net/wiki/PPTools/Guiguts/Page_Labels#Setting_Page_Labels"><text:span text:style-name="T8">page labels</text:span></text:a><text:span text:style-name="T4"> before proceeding</text:span></text:p>
        </text:list-item>
        <text:list-item>
          <text:p text:style-name="P22"><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3">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3">Don't remove the rewrap markers. These are needed for generation of proper HTML.</text:p>
        </text:list-item>
        <text:list-item>
          <text:p text:style-name="P22"><text:span text:style-name="T4">Open the </text:span><text:a xlink:type="simple" xlink:href="http://www.pgdp.net/wiki/PPTools/Guiguts/HTML"><text:span text:style-name="T8">HTML Palette</text:span></text:a><text:span text:style-name="T4"> and set optional switches as desired.</text:span></text:p>
        </text:list-item>
        <text:list-item>
          <text:p text:style-name="P22"><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3">Save the file and open it in a browser.</text:p>
        </text:list-item>
        <text:list-item>
          <text:p text:style-name="P23">Scroll through looking for systematic errors. (Title pages, tables, etc. will look terrible; no matter). If automatic conversion messed up, delete the file and start this step over with the backup file.</text:p>
        </text:list-item>
        <text:list-item>
          <text:p text:style-name="P23">Page through the book looking for text that was not handled well by automatic HTML generation, in particular:</text:p>
          <text:list>
            <text:list-item>
              <text:p text:style-name="P21">Title pages.</text:p>
            </text:list-item>
            <text:list-item>
              <text:p text:style-name="P23">Tables.</text:p>
            </text:list-item>
            <text:list-item>
              <text:p text:style-name="P22"><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3">End matter</text:p>
            </text:list-item>
            <text:list-item>
              <text:p text:style-name="P23">reformat front matter to remove &lt;p&gt; for sentences</text:p>
            </text:list-item>
            <text:list-item>
              <text:p text:style-name="P23">Illustrations. (sideways f)</text:p>
            </text:list-item>
            <text:list-item>
              <text:p text:style-name="P23">illustration links to larger image</text:p>
            </text:list-item>
          </text:list>
        </text:list-item>
        <text:list-item>
          <text:p text:style-name="P22"><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3">Format CSS for headings etc.</text:p>
        </text:list-item>
        <text:list-item>
          <text:p text:style-name="P23">Open the file in one or more web browsers (Internet Explorer and at least one other such as Firefox or Netscape) using the "View in Browser" button. Page through the entire book.</text:p>
          <text:list>
            <text:list-item>
              <text:p text:style-name="P21">Where you see a problem, make a correction in Guiguts, save the file, and click the "reload" button in each browser.</text:p>
            </text:list-item>
          </text:list>
        </text:list-item>
        <text:list-item>
          <text:p text:style-name="P22"><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3">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22"><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3">Use the "Find orphaned markup" button on the HTML Palette to find any mismatched html markup in the file.</text:p>
          <text:list>
            <text:list-item>
              <text:p text:style-name="P21">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2"><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2"><text:span text:style-name="T4">Apply </text:span><text:a xlink:type="simple" xlink:href="http://www.pgdp.net/wiki/PPTools/Guiguts/HTML#Using_HTML_Tidy"><text:span text:style-name="T8">Tidy</text:span></text:a><text:span text:style-name="T4">.</text:span></text:p>
        </text:list-item>
        <text:list-item>
          <text:p text:style-name="P22"><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3"/>
        </text:list-item>
      </text:list>
      <text:p text:style-name="P1"><text:soft-page-break/></text:p>
      <text:h text:style-name="P24" text:outline-level="1">Front cover</text:h>
      <text:p text:style-name="P6">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9">div.tnotes {background-color: #eeeeee; border: 1px solid black; padding: 1em;} </text:p>
      <text:p text:style-name="P12">.covernote {visibility: hidden; display: none;} </text:p>
      <text:p text:style-name="P12">@media handheld {</text:p>
      <text:p text:style-name="P13"><text:s text:c="2"/><text:span text:style-name="T10">.covernote {visibility: visible; display: block;} </text:span></text:p>
      <text:p text:style-name="P15">} </text:p>
      <text:p text:style-name="P6">It may be that your main TN is at the end of the book, and the epub cover TN is the only one that is required at the front. In this case, you can use the covernote class on the whole div (immediately after &lt;body&gt;), as follows.</text:p>
      <text:p text:style-name="P10">&lt;div class="tnotes covernote"&gt; </text:p>
      <text:p text:style-name="P14"><text:s text:c="2"/><text:span text:style-name="T11">&lt;p&gt;The cover image was created by the transcriber and is placed in the public domain.&lt;/p&gt; </text:span></text:p>
      <text:p text:style-name="P16">&lt;/div&gt; </text:p>
      <text:p text:style-name="P6">However, if you have other notes that you want to appear at the front of the book, you will want the div to be displayed, but just the cover image paragraph hidden, something like this:</text:p>
      <text:p text:style-name="P10">&lt;div class="tnotes"&gt; </text:p>
      <text:p text:style-name="P14"><text:s text:c="2"/><text:span text:style-name="T11">&lt;p&gt;Transcriber's Notes&lt;/p&gt; </text:span></text:p>
      <text:p text:style-name="P14"><text:s text:c="2"/><text:span text:style-name="T11">&lt;p class="covernote"&gt;The cover image was created by the transcriber and is placed in the public domain.&lt;/p&gt; </text:span></text:p>
      <text:p text:style-name="P14"><text:s text:c="2"/><text:span text:style-name="T11">&lt;p&gt;Other information readers require before reading the book...&lt;/p&gt; </text:span></text:p>
      <text:p text:style-name="P16">&lt;/div&gt;</text:p>
      <text:p text:style-name="P6">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text:soft-page-break/></text:p>
      <text:list xml:id="list40221982" text:continue-numbering="true" text:style-name="L1">
        <text:list-item>
          <text:p text:style-name="P23">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3">Use the Image Check button to check the correctness of links to images.</text:p>
        </text:list-item>
        <text:list-item>
          <text:p text:style-name="P23">Use the Check All button to run all of the above checks, especially if you make any further changes. Always run these checks one more time before submitting.</text:p>
        </text:list-item>
        <text:list-item>
          <text:p text:style-name="P23"/>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text:soft-page-break/>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0T20:05:46.21</dc:date>
    <dc:creator>Gemma Wright</dc:creator>
    <meta:editing-duration>PT21H53S</meta:editing-duration>
    <meta:editing-cycles>60</meta:editing-cycles>
    <meta:generator>OpenOffice/4.0.1$Win32 OpenOffice.org_project/401m5$Build-9714</meta:generator>
    <meta:document-statistic meta:table-count="2" meta:image-count="0" meta:object-count="0" meta:page-count="13" meta:paragraph-count="332" meta:word-count="5110" meta:character-count="31622"/>
  </office:meta>
</office:document-meta>
</file>